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9010" officeooo:paragraph-rsid="001b9010"/>
    </style:style>
    <style:style style:name="P2" style:family="paragraph" style:parent-style-name="Standard">
      <style:text-properties fo:font-weight="bold" officeooo:rsid="001b9010" officeooo:paragraph-rsid="001b9010" style:font-weight-asian="bold" style:font-weight-complex="bold"/>
    </style:style>
    <style:style style:name="P3" style:family="paragraph" style:parent-style-name="Standard">
      <style:text-properties fo:font-weight="bold" officeooo:rsid="001bfcb0" officeooo:paragraph-rsid="001bfcb0" style:font-weight-asian="bold" style:font-weight-complex="bold"/>
    </style:style>
    <style:style style:name="P4" style:family="paragraph" style:parent-style-name="Standard">
      <style:text-properties fo:font-weight="normal" officeooo:rsid="001b9010" officeooo:paragraph-rsid="001b9010" style:font-weight-asian="normal" style:font-weight-complex="normal"/>
    </style:style>
    <style:style style:name="P5" style:family="paragraph" style:parent-style-name="Standard">
      <style:text-properties fo:font-weight="normal" officeooo:rsid="001bfcb0" officeooo:paragraph-rsid="001bfcb0" style:font-weight-asian="normal" style:font-weight-complex="normal"/>
    </style:style>
    <style:style style:name="P6" style:family="paragraph" style:parent-style-name="Standard">
      <style:text-properties fo:color="#3c3c3c" style:text-outline="false" style:text-line-through-style="none" style:text-line-through-type="none" style:font-name="Ubuntu" fo:font-size="11pt" fo:letter-spacing="normal" fo:font-style="normal" fo:text-shadow="none" style:text-underline-style="none" fo:font-weight="normal" style:letter-kerning="false" style:font-size-asian="11pt" style:font-style-asian="normal" style:font-weight-asian="normal" style:text-emphasize="none"/>
    </style:style>
    <style:style style:name="P7" style:family="paragraph" style:parent-style-name="Standard">
      <style:text-properties fo:font-weight="bold" officeooo:rsid="001b9010" officeooo:paragraph-rsid="001b9010" style:font-weight-asian="bold" style:font-weight-complex="bold"/>
    </style:style>
    <style:style style:name="P8" style:family="paragraph" style:parent-style-name="Standard" style:list-style-name="L1">
      <style:text-properties officeooo:rsid="001b9010" officeooo:paragraph-rsid="001b9010"/>
    </style:style>
    <style:style style:name="P9" style:family="paragraph" style:parent-style-name="Standard" style:list-style-name="L2">
      <style:text-properties fo:font-weight="normal" officeooo:rsid="001b9010" officeooo:paragraph-rsid="001b9010" style:font-weight-asian="normal" style:font-weight-complex="normal"/>
    </style:style>
    <style:style style:name="P10" style:family="paragraph" style:parent-style-name="Standard">
      <style:text-properties fo:font-weight="normal" officeooo:rsid="001b9010" officeooo:paragraph-rsid="001b9010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1b9010" officeooo:paragraph-rsid="001b9010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b9010" officeooo:paragraph-rsid="001b9010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1b9010" officeooo:paragraph-rsid="001b9010" style:font-weight-asian="normal" style:font-weight-complex="normal"/>
    </style:style>
    <style:style style:name="P14" style:family="paragraph" style:parent-style-name="Standard" style:list-style-name="L6">
      <style:text-properties fo:font-weight="normal" officeooo:rsid="001b9010" officeooo:paragraph-rsid="001b9010" style:font-weight-asian="normal" style:font-weight-complex="normal"/>
    </style:style>
    <style:style style:name="P15" style:family="paragraph" style:parent-style-name="Standard" style:list-style-name="L7">
      <style:text-properties fo:font-weight="normal" officeooo:rsid="001b9010" officeooo:paragraph-rsid="001b9010" style:font-weight-asian="normal" style:font-weight-complex="normal"/>
    </style:style>
    <style:style style:name="P16" style:family="paragraph" style:parent-style-name="Standard" style:list-style-name="L8">
      <style:text-properties fo:font-weight="normal" officeooo:rsid="001b9010" officeooo:paragraph-rsid="001b9010" style:font-weight-asian="normal" style:font-weight-complex="normal"/>
    </style:style>
    <style:style style:name="P17" style:family="paragraph" style:parent-style-name="Standard" style:list-style-name="L9">
      <style:text-properties fo:font-weight="normal" officeooo:rsid="001b9010" officeooo:paragraph-rsid="001b9010" style:font-weight-asian="normal" style:font-weight-complex="normal"/>
    </style:style>
    <style:style style:name="P18" style:family="paragraph" style:parent-style-name="Standard" style:list-style-name="L10">
      <style:text-properties fo:font-weight="normal" officeooo:rsid="001b9010" officeooo:paragraph-rsid="001b9010" style:font-weight-asian="normal" style:font-weight-complex="normal"/>
    </style:style>
    <style:style style:name="P19" style:family="paragraph" style:parent-style-name="Standard" style:list-style-name="L11">
      <style:text-properties fo:font-weight="normal" officeooo:rsid="001bfcb0" officeooo:paragraph-rsid="001bfcb0" style:font-weight-asian="normal" style:font-weight-complex="normal"/>
    </style:style>
    <style:style style:name="T1" style:family="text">
      <style:text-properties officeooo:rsid="001bfc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P6">https://blog.runrun.it/teste-motivacao-no-trabalho/</text:p>
      <text:p text:style-name="Standard"/>
      <text:p text:style-name="P2">Pergunta 1</text:p>
      <text:p text:style-name="P1">Você já tornou realidade uma resolução pessoal de Ano Novo? Por exemplo, passar a beber mais água ou começar um diário.</text:p>
      <text:list xml:id="list1149294621247078775" text:style-name="L1">
        <text:list-item>
          <text:p text:style-name="P8">Tive problemas com esse tipo de resolução e por isso tendo a não fazer nenhuma, seja no Ano Novo ou qualquer outra data. Quando eu estou me ajudando, costumo relutar.</text:p>
        </text:list-item>
        <text:list-item>
          <text:p text:style-name="P8">Não. Eu detesto me comprometer de qualquer forma.</text:p>
        </text:list-item>
        <text:list-item>
          <text:p text:style-name="P8">Sim eu já realizei, mas não é um costume fazer resoluções de Ano Novo, porque 1º de Janeiro é uma data arbitrária para mim.</text:p>
        </text:list-item>
        <text:list-item>
          <text:p text:style-name="P8">Claro. Eu sou bom em levar as resoluções de Ano Novo a Sério, mesmo aquelas que não contei a ninguém a respeito.</text:p>
        </text:list-item>
      </text:list>
      <text:p text:style-name="P1"/>
      <text:p text:style-name="P2">Pergunta 2</text:p>
      <text:p text:style-name="P4">Lembre-se de quando você se inscreveu para fazer algo opcional, como um curso de <text:s/>idiomas, de teatro ou academia. Você foi as aulas?</text:p>
      <text:list xml:id="list6008111949202955493" text:style-name="L2">
        <text:list-item>
          <text:p text:style-name="P9">Sim, afinal me inscrevi.</text:p>
        </text:list-item>
        <text:list-item>
          <text:p text:style-name="P9">Sim, quando pensei que seria um bom investimento do meu tempo.</text:p>
        </text:list-item>
        <text:list-item>
          <text:p text:style-name="P9">Eu ia se alguém fosse ficar chateado se eu não aparecesse.</text:p>
        </text:list-item>
        <text:list-item>
          <text:p text:style-name="P9">So quando eu quis.</text:p>
        </text:list-item>
      </text:list>
      <text:p text:style-name="P4"/>
      <text:p text:style-name="P2">Pergunta 3</text:p>
      <text:p text:style-name="P4">A empresa convocará um treinamento. Todos deverão comparecer, mas ninguém confirmou presença. Você já foi várias vezes e sabe as informações. Então:</text:p>
      <text:list xml:id="list5813712387241944137" text:style-name="L3">
        <text:list-item>
          <text:p text:style-name="P11">Participo da reunião, mesmo que ninguém venha a saber se eu vou ou não</text:p>
        </text:list-item>
        <text:list-item>
          <text:p text:style-name="P11">Não vou, é inutil e um desperdício de tempo</text:p>
        </text:list-item>
        <text:list-item>
          <text:p text:style-name="P11">Não vou porque não estou a fim de ir</text:p>
        </text:list-item>
        <text:list-item>
          <text:p text:style-name="P11">Não vou, a menos que alguém do meu departamento fique mal se ninguém aparecer</text:p>
        </text:list-item>
      </text:list>
      <text:p text:style-name="P4"/>
      <text:p text:style-name="P2">Pergunta 4</text:p>
      <text:p text:style-name="P4">Em relação aos compromissos com você mesmo, você pode dizer:</text:p>
      <text:list xml:id="list6269552557323981468" text:style-name="L4">
        <text:list-item>
          <text:p text:style-name="P12">Antes de firmar um compromisso comigo, preciso de garantias de que será eficiente</text:p>
        </text:list-item>
        <text:list-item>
          <text:p text:style-name="P12">Eu tento me comprometer o mínimo possível</text:p>
        </text:list-item>
        <text:list-item>
          <text:p text:style-name="P12">Se assumi um compromisso só comigo, pode ser que eu não leve adiante. Mas se alguém depender dele, então sim.</text:p>
        </text:list-item>
        <text:list-item>
          <text:p text:style-name="P12">Eu me sinto muito desconfortável em não realizar algo que me comprometi a fazer, mesmo que ninguém se importe</text:p>
        </text:list-item>
      </text:list>
      <text:p text:style-name="P4"/>
      <text:p text:style-name="P2">Pergunta 5</text:p>
      <text:p text:style-name="P4">Às vezes nos sentimos frustados com nós mesmos. Você está mais propenso a se sentir frustrado porque…</text:p>
      <text:list xml:id="list3443149592268678039" text:style-name="L5">
        <text:list-item>
          <text:p text:style-name="P13">A não ser que alguém espere que eu faça alguma coisa, eu não quero fazer.</text:p>
        </text:list-item>
        <text:list-item>
          <text:p text:style-name="P13">Eu não consigo violar as regras, mesmo quando tenho vontade de sair da rotina.</text:p>
        </text:list-item>
        <text:list-item>
          <text:p text:style-name="P13">Penso demais e preciso de mais informações antes de tomar uma decisão.</text:p>
        </text:list-item>
        <text:list-item>
          <text:p text:style-name="P13">Consigo arranjar tempo para outras pessoas, mas falta tempo para mim mesmo.</text:p>
        </text:list-item>
      </text:list>
      <text:p text:style-name="P4"/>
      <text:p text:style-name="P2">Pergunta 6</text:p>
      <text:p text:style-name="P4">Se você está trabalhando em um projeto por diversão, ou que interessa só para você, é mais fácil concluí-lo</text:p>
      <text:list xml:id="list4144930124834267779" text:style-name="L6">
        <text:list-item>
          <text:p text:style-name="P14">Pode ser dificil, porque vou trabalhar no projeto só quando estiver disposto</text:p>
        </text:list-item>
        <text:list-item>
          <text:p text:style-name="P14">Sim, se eu tiver uma boa razão para terminá-lo</text:p>
        </text:list-item>
        <text:list-item>
          <text:p text:style-name="P14"><text:soft-page-break/>Não porque minhas prioridades muitas vezes são deixadas de lado em nome das prioridades de outras pessoas</text:p>
        </text:list-item>
        <text:list-item>
          <text:p text:style-name="P14">Com certeza</text:p>
        </text:list-item>
      </text:list>
      <text:p text:style-name="P4"/>
      <text:p text:style-name="P2">Pergunta 7</text:p>
      <text:p text:style-name="P4">Tendo em mente um hábito saudável que você cultivou no passado, o que te ajudou a mantê-lo</text:p>
      <text:list xml:id="list2448666752251046788" text:style-name="L7">
        <text:list-item>
          <text:p text:style-name="P15">Ler e ouvir a respeito e descobrir que o hábito iria me fazer bem.</text:p>
        </text:list-item>
        <text:list-item>
          <text:p text:style-name="P15">O envolvimento e o apoio de outras pessoas</text:p>
        </text:list-item>
        <text:list-item>
          <text:p text:style-name="P15">Minha decisão firme de tomar uma atitude ou mudar de vida</text:p>
        </text:list-item>
        <text:list-item>
          <text:p text:style-name="P15">Não me lembro de ter decido criar um hábito saudável.</text:p>
        </text:list-item>
      </text:list>
      <text:p text:style-name="P4"/>
      <text:p text:style-name="P2">Pergunta 8</text:p>
      <text:p text:style-name="P4">Você começa a trabalhar em uma empresa onde existe uma regra de usar traje formal em reuniões. No entanto, ela não é seguida à risca. Como você reage?</text:p>
      <text:list xml:id="list7270379101994238363" text:style-name="L8">
        <text:list-item>
          <text:p text:style-name="P16">Ignoro a regra</text:p>
        </text:list-item>
        <text:list-item>
          <text:p text:style-name="P16">Se a minha equipe não usa traje formal em reuniões, eu nem me preocupo com essa regra.</text:p>
        </text:list-item>
        <text:list-item>
          <text:p text:style-name="P16">Mando um e-mail para meu chefe perguntando por quê</text:p>
        </text:list-item>
        <text:list-item>
          <text:p text:style-name="P16">Deixo um paletó ou terninho no escritório para estar preparado(a) para reuniões</text:p>
        </text:list-item>
      </text:list>
      <text:p text:style-name="P4"/>
      <text:p text:style-name="P2">Pergunta 9</text:p>
      <text:p text:style-name="P4">Se as pessoas se queixam sobre o seu comportamento você não ficaria surpreso se os ouvisse dizer</text:p>
      <text:list xml:id="list122839393291926482" text:style-name="L9">
        <text:list-item>
          <text:p text:style-name="P17">Você faz muitas perguntas</text:p>
        </text:list-item>
        <text:list-item>
          <text:p text:style-name="P17">Você nunca faz o que deveria fazer</text:p>
        </text:list-item>
        <text:list-item>
          <text:p text:style-name="P17">Você precisa tirar umas férias</text:p>
        </text:list-item>
        <text:list-item>
          <text:p text:style-name="P17">Você é muito rígido</text:p>
        </text:list-item>
      </text:list>
      <text:p text:style-name="P4"/>
      <text:p text:style-name="P2">Pergunta 10</text:p>
      <text:p text:style-name="P4">Se você pudesse dar os parabéns a si mesmo, você diria:</text:p>
      <text:list xml:id="list2169025152311558536" text:style-name="L10">
        <text:list-item>
          <text:p text:style-name="P18">A sua disciplina para realizar tudo aquilo que você se predispõe a realizar é adminirável. Não é a toa que você é um profissional talentoso.</text:p>
        </text:list-item>
        <text:list-item>
          <text:p text:style-name="P18">Você vai contra o senso comum e se opõe à opinião alheia simplesmente ouvida e replicada por aí. Você é realmente alguém autêntico.</text:p>
        </text:list-item>
        <text:list-item>
          <text:p text:style-name="P18">Obrigado por estar por perto. É um dos poucos com quem posso contar. Reconheço os seus sacrifícios, mas serão recompensados</text:p>
        </text:list-item>
        <text:list-item>
          <text:p text:style-name="P18">Difícil conhecer algu<text:span text:style-name="T1">ém tão bem informado quanto você. E é por conhecer tão bem os lados da história que você é uma pessoa justa</text:span></text:p>
        </text:list-item>
      </text:list>
      <text:p text:style-name="P4"/>
      <text:p text:style-name="P3">Pergunta 11</text:p>
      <text:p text:style-name="P5">Para finalizar, a seguir estão descrições de cada um dos quatro grupos. Selecione o que melhor descreve você.</text:p>
      <text:list xml:id="list8133983091652664771" text:style-name="L11">
        <text:list-item>
          <text:p text:style-name="P19">Quando assumo compromissos para mim mesmo, sou tão fiél a eles quanto sou com os que tenho com outras pessoas</text:p>
        </text:list-item>
        <text:list-item>
          <text:p text:style-name="P19">Eu faço o que acho que é melhor, conforme minha crítica da situação. Se algo não faz sentido, não vou fazer</text:p>
        </text:list-item>
        <text:list-item>
          <text:p text:style-name="P19">Faço o que desejo, no meu ritmo. Se você me disser que <text:s/>preciso, que devo fazer alguma coisa, é mais provável que eu não faça.</text:p>
        </text:list-item>
        <text:list-item>
          <text:p text:style-name="P19">Eu mantenho meus compromissos com os outros, mas às vezes me esforço para manter aqueles comigo mesmo(a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29:21.871052627</meta:creation-date>
    <dc:date>2017-09-05T10:42:08.675225978</dc:date>
    <meta:editing-duration>PT5M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8" meta:word-count="861" meta:character-count="4654" meta:non-whitespace-character-count="3901"/>
  </office:meta>
</office:document-meta>
</file>